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&lt;?xml version="1.0" encoding="UTF-8"?&gt;</text:p>
      <text:p text:style-name="P1">&lt;xs:schema xmlns:xs="http://www.w3.org/2001/XMLSchema"&gt;</text:p>
      <text:p text:style-name="P1"><text:s text:c="2"/>&lt;xs:element name="articulos"&gt;</text:p>
      <text:p text:style-name="P1"><text:s text:c="4"/>&lt;xs:complexType&gt;</text:p>
      <text:p text:style-name="P1"><text:s text:c="6"/>&lt;xs:sequence&gt;</text:p>
      <text:p text:style-name="P1"><text:s text:c="8"/>&lt;xs:element name="articulo" maxOccurs="unbounded"&gt;</text:p>
      <text:p text:style-name="P1"><text:s text:c="10"/>&lt;xs:complexType&gt;</text:p>
      <text:p text:style-name="P1"><text:s text:c="12"/>&lt;xs:sequence&gt;</text:p>
      <text:p text:style-name="P1"><text:s text:c="14"/>&lt;xs:element name="nombre" type="xs:string"/&gt;</text:p>
      <text:p text:style-name="P1"><text:s text:c="14"/>&lt;xs:element name="precio"&gt;</text:p>
      <text:p text:style-name="P1"><text:s text:c="16"/>&lt;xs:complexType&gt;</text:p>
      <text:p text:style-name="P1"><text:s text:c="18"/>&lt;xs:simpleContent&gt;</text:p>
      <text:p text:style-name="P1"><text:s text:c="20"/>&lt;xs:extension base="xs:decimal"&gt;</text:p>
      <text:p text:style-name="P1"><text:s text:c="22"/>&lt;xs:attribute name="moneda" type="xs:string"/&gt;</text:p>
      <text:p text:style-name="P1"><text:s text:c="20"/>&lt;/xs:extension&gt;</text:p>
      <text:p text:style-name="P1"><text:s text:c="18"/>&lt;/xs:simpleContent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4"/>&lt;/xs:complexType&gt;</text:p>
      <text:p text:style-name="P1"><text:s text:c="2"/>&lt;/xs:element&gt;</text:p>
      <text:p text:style-name="P1">&lt;/xs:schema&gt;</text:p>
      <text:p text:style-name="P1"/>
      <text:p text:style-name="P1"/>
      <text:p text:style-name="P1">&lt;?xml version="1.0" encoding="UTF-8"?&gt;</text:p>
      <text:p text:style-name="P1">&lt;articulos xmlns:xsi="http://www.w3.org/2001/XMLSchema-instance"</text:p>
      <text:p text:style-name="P1">xsi:noNamespaceSchemaLocation="articulos.xsd"&gt;</text:p>
      <text:p text:style-name="P1"><text:s text:c="3"/>&lt;articulo&gt;</text:p>
      <text:p text:style-name="P1"><text:s text:c="6"/>&lt;nombre&gt;Mesa&lt;/nombre&gt;</text:p>
      <text:p text:style-name="P1"><text:s text:c="6"/>&lt;precio moneda="Euro"&gt;50&lt;/precio&gt;</text:p>
      <text:p text:style-name="P1"><text:s text:c="3"/>&lt;/articulo&gt;</text:p>
      <text:p text:style-name="P1"><text:s text:c="3"/>&lt;articulo&gt;</text:p>
      <text:p text:style-name="P1"><text:s text:c="6"/>&lt;nombre&gt;Silla&lt;/nombre&gt;</text:p>
      <text:p text:style-name="P1"><text:s text:c="6"/>&lt;precio moneda="Dólar"&gt;78.99&lt;/precio&gt;</text:p>
      <text:p text:style-name="P1"><text:s text:c="3"/>&lt;/articulo&gt;</text:p>
      <text:p text:style-name="P1">&lt;/articulos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6:58:52.377000000</meta:creation-date>
    <dc:date>2023-02-01T17:00:08.659000000</dc:date>
    <meta:editing-duration>PT1M16S</meta:editing-duration>
    <meta:editing-cycles>2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37" meta:word-count="54" meta:character-count="1183" meta:non-whitespace-character-count="874"/>
  </office:meta>
</office:document-meta>
</file>